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3" svg:font-family="'Times New Roman'" style:font-pitch="variable"/>
    <style:font-face style:name="Times New Roman1" svg:font-family="'Times New Roman'" style:font-adornments="Standaard" style:font-pitch="variable"/>
    <style:font-face style:name="Times New Roman2" svg:font-family="'Times New Roman'" style:font-adornments="Vet" style:font-pitch="variable"/>
    <style:font-face style:name="Trebuchet MS" svg:font-family="'Trebuchet MS'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1" style:family="table">
      <style:table-properties style:width="5.7674in" table:align="margins"/>
    </style:style>
    <style:style style:name="Tabel1.A" style:family="table-column">
      <style:table-column-properties style:column-width="1.3868in" style:rel-column-width="15760*"/>
    </style:style>
    <style:style style:name="Tabel1.B" style:family="table-column">
      <style:table-column-properties style:column-width="0.2403in" style:rel-column-width="2730*"/>
    </style:style>
    <style:style style:name="Tabel1.C" style:family="table-column">
      <style:table-column-properties style:column-width="4.1403in" style:rel-column-width="47045*"/>
    </style:style>
    <style:style style:name="Tabel1.A1" style:family="table-cell">
      <style:table-cell-properties fo:padding="0.0403in" fo:border="none"/>
    </style:style>
    <style:style style:name="Tabel2" style:family="table">
      <style:table-properties style:width="5.7674in" table:align="margins"/>
    </style:style>
    <style:style style:name="Tabel2.A" style:family="table-column">
      <style:table-column-properties style:column-width="1.7667in" style:rel-column-width="20077*"/>
    </style:style>
    <style:style style:name="Tabel2.B" style:family="table-column">
      <style:table-column-properties style:column-width="0.1563in" style:rel-column-width="1775*"/>
    </style:style>
    <style:style style:name="Tabel2.C" style:family="table-column">
      <style:table-column-properties style:column-width="3.8444in" style:rel-column-width="43683*"/>
    </style:style>
    <style:style style:name="Tabel2.A1" style:family="table-cell">
      <style:table-cell-properties fo:padding="0.0403in" fo:border="none"/>
    </style:style>
    <style:style style:name="Tabel9" style:family="table">
      <style:table-properties style:width="5.7674in" table:align="margins"/>
    </style:style>
    <style:style style:name="Tabel9.A" style:family="table-column">
      <style:table-column-properties style:column-width="1.6521in" style:rel-column-width="18775*"/>
    </style:style>
    <style:style style:name="Tabel9.B" style:family="table-column">
      <style:table-column-properties style:column-width="0.2243in" style:rel-column-width="2549*"/>
    </style:style>
    <style:style style:name="Tabel9.C" style:family="table-column">
      <style:table-column-properties style:column-width="3.891in" style:rel-column-width="44211*"/>
    </style:style>
    <style:style style:name="Tabel9.A1" style:family="table-cell">
      <style:table-cell-properties fo:padding="0.0403in" fo:border="none"/>
    </style:style>
    <style:style style:name="Tabel10" style:family="table">
      <style:table-properties style:width="5.7674in" table:align="margins"/>
    </style:style>
    <style:style style:name="Tabel10.A" style:family="table-column">
      <style:table-column-properties style:column-width="1.6521in" style:rel-column-width="18775*"/>
    </style:style>
    <style:style style:name="Tabel10.B" style:family="table-column">
      <style:table-column-properties style:column-width="0.2326in" style:rel-column-width="2643*"/>
    </style:style>
    <style:style style:name="Tabel10.C" style:family="table-column">
      <style:table-column-properties style:column-width="3.8826in" style:rel-column-width="44117*"/>
    </style:style>
    <style:style style:name="Tabel10.A1" style:family="table-cell">
      <style:table-cell-properties fo:padding="0.0403in" fo:border="none"/>
    </style:style>
    <style:style style:name="Tabel11" style:family="table">
      <style:table-properties style:width="5.7674in" table:align="margins"/>
    </style:style>
    <style:style style:name="Tabel11.A" style:family="table-column">
      <style:table-column-properties style:column-width="1.6521in" style:rel-column-width="18775*"/>
    </style:style>
    <style:style style:name="Tabel11.B" style:family="table-column">
      <style:table-column-properties style:column-width="0.2326in" style:rel-column-width="2643*"/>
    </style:style>
    <style:style style:name="Tabel11.C" style:family="table-column">
      <style:table-column-properties style:column-width="3.8826in" style:rel-column-width="44117*"/>
    </style:style>
    <style:style style:name="Tabel11.A1" style:family="table-cell">
      <style:table-cell-properties fo:padding="0.0382in" fo:border="none"/>
    </style:style>
    <style:style style:name="Tabel12" style:family="table">
      <style:table-properties style:width="5.7674in" table:align="margins"/>
    </style:style>
    <style:style style:name="Tabel12.A" style:family="table-column">
      <style:table-column-properties style:column-width="1.6521in" style:rel-column-width="18775*"/>
    </style:style>
    <style:style style:name="Tabel12.B" style:family="table-column">
      <style:table-column-properties style:column-width="0.2479in" style:rel-column-width="2817*"/>
    </style:style>
    <style:style style:name="Tabel12.C" style:family="table-column">
      <style:table-column-properties style:column-width="3.8674in" style:rel-column-width="43943*"/>
    </style:style>
    <style:style style:name="Tabel12.A1" style:family="table-cell">
      <style:table-cell-properties fo:padding="0.0382in" fo:border="none"/>
    </style:style>
    <style:style style:name="Tabel13" style:family="table">
      <style:table-properties style:width="5.7674in" table:align="margins"/>
    </style:style>
    <style:style style:name="Tabel13.A" style:family="table-column">
      <style:table-column-properties style:column-width="1.6521in" style:rel-column-width="18775*"/>
    </style:style>
    <style:style style:name="Tabel13.B" style:family="table-column">
      <style:table-column-properties style:column-width="0.2403in" style:rel-column-width="2730*"/>
    </style:style>
    <style:style style:name="Tabel13.C" style:family="table-column">
      <style:table-column-properties style:column-width="3.875in" style:rel-column-width="44030*"/>
    </style:style>
    <style:style style:name="Tabel13.A1" style:family="table-cell">
      <style:table-cell-properties fo:padding="0.0382in" fo:border="none"/>
    </style:style>
    <style:style style:name="Tabel14" style:family="table">
      <style:table-properties style:width="5.7674in" table:align="margins"/>
    </style:style>
    <style:style style:name="Tabel14.A" style:family="table-column">
      <style:table-column-properties style:column-width="1.6521in" style:rel-column-width="18775*"/>
    </style:style>
    <style:style style:name="Tabel14.B" style:family="table-column">
      <style:table-column-properties style:column-width="0.2479in" style:rel-column-width="2817*"/>
    </style:style>
    <style:style style:name="Tabel14.C" style:family="table-column">
      <style:table-column-properties style:column-width="3.8674in" style:rel-column-width="43943*"/>
    </style:style>
    <style:style style:name="Tabel14.A1" style:family="table-cell">
      <style:table-cell-properties fo:padding="0.0382in" fo:border="none"/>
    </style:style>
    <style:style style:name="Tabel15" style:family="table">
      <style:table-properties style:width="5.7674in" table:align="margins"/>
    </style:style>
    <style:style style:name="Tabel15.A" style:family="table-column">
      <style:table-column-properties style:column-width="1.6521in" style:rel-column-width="18775*"/>
    </style:style>
    <style:style style:name="Tabel15.B" style:family="table-column">
      <style:table-column-properties style:column-width="0.2479in" style:rel-column-width="2817*"/>
    </style:style>
    <style:style style:name="Tabel15.C" style:family="table-column">
      <style:table-column-properties style:column-width="3.8674in" style:rel-column-width="43943*"/>
    </style:style>
    <style:style style:name="Tabel15.A1" style:family="table-cell">
      <style:table-cell-properties fo:padding="0.0382in" fo:border="none"/>
    </style:style>
    <style:style style:name="Tabel16" style:family="table">
      <style:table-properties style:width="5.7674in" table:align="margins"/>
    </style:style>
    <style:style style:name="Tabel16.A" style:family="table-column">
      <style:table-column-properties style:column-width="1.6521in" style:rel-column-width="18775*"/>
    </style:style>
    <style:style style:name="Tabel16.B" style:family="table-column">
      <style:table-column-properties style:column-width="0.2326in" style:rel-column-width="2643*"/>
    </style:style>
    <style:style style:name="Tabel16.C" style:family="table-column">
      <style:table-column-properties style:column-width="3.8826in" style:rel-column-width="44117*"/>
    </style:style>
    <style:style style:name="Tabel16.A1" style:family="table-cell">
      <style:table-cell-properties fo:padding="0.0382in" fo:border="none"/>
    </style:style>
    <style:style style:name="Table3" style:family="table">
      <style:table-properties style:width="5.7674in" table:align="margins"/>
    </style:style>
    <style:style style:name="Table3.A" style:family="table-column">
      <style:table-column-properties style:column-width="1.7354in" style:rel-column-width="19722*"/>
    </style:style>
    <style:style style:name="Table3.B" style:family="table-column">
      <style:table-column-properties style:column-width="0.1722in" style:rel-column-width="1957*"/>
    </style:style>
    <style:style style:name="Table3.C" style:family="table-column">
      <style:table-column-properties style:column-width="3.8597in" style:rel-column-width="43856*"/>
    </style:style>
    <style:style style:name="Table3.A1" style:family="table-cell">
      <style:table-cell-properties fo:padding="0.0403in" fo:border="none"/>
    </style:style>
    <style:style style:name="Table2" style:family="table">
      <style:table-properties style:width="5.7674in" table:align="margins"/>
    </style:style>
    <style:style style:name="Table2.A" style:family="table-column">
      <style:table-column-properties style:column-width="1.7201in" style:rel-column-width="19548*"/>
    </style:style>
    <style:style style:name="Table2.B" style:family="table-column">
      <style:table-column-properties style:column-width="0.1951in" style:rel-column-width="2217*"/>
    </style:style>
    <style:style style:name="Table2.C" style:family="table-column">
      <style:table-column-properties style:column-width="3.8521in" style:rel-column-width="43770*"/>
    </style:style>
    <style:style style:name="Table2.A1" style:family="table-cell">
      <style:table-cell-properties fo:padding="0.0403in" fo:border="none"/>
    </style:style>
    <style:style style:name="Table1" style:family="table">
      <style:table-properties style:width="5.7674in" table:align="margins"/>
    </style:style>
    <style:style style:name="Table1.A" style:family="table-column">
      <style:table-column-properties style:column-width="1.7438in" style:rel-column-width="19816*"/>
    </style:style>
    <style:style style:name="Table1.B" style:family="table-column">
      <style:table-column-properties style:column-width="0.1639in" style:rel-column-width="1862*"/>
    </style:style>
    <style:style style:name="Table1.C" style:family="table-column">
      <style:table-column-properties style:column-width="3.8597in" style:rel-column-width="43857*"/>
    </style:style>
    <style:style style:name="Table1.A1" style:family="table-cell">
      <style:table-cell-properties fo:padding="0.0201in" fo:border="none"/>
    </style:style>
    <style:style style:name="Table4" style:family="table">
      <style:table-properties style:width="5.7813in" fo:margin-left="0in" fo:margin-right="-0.0139in" table:align="margins"/>
    </style:style>
    <style:style style:name="Table4.A" style:family="table-column">
      <style:table-column-properties style:column-width="1.7438in" style:rel-column-width="2511*"/>
    </style:style>
    <style:style style:name="Table4.B" style:family="table-column">
      <style:table-column-properties style:column-width="0.1563in" style:rel-column-width="225*"/>
    </style:style>
    <style:style style:name="Table4.C" style:family="table-column">
      <style:table-column-properties style:column-width="3.8813in" style:rel-column-width="5589*"/>
    </style:style>
    <style:style style:name="Table4.A1" style:family="table-cell">
      <style:table-cell-properties fo:padding="0.0201in" fo:border="none"/>
    </style:style>
    <style:style style:name="Table5" style:family="table">
      <style:table-properties style:width="5.7674in" table:align="margins"/>
    </style:style>
    <style:style style:name="Table5.A" style:family="table-column">
      <style:table-column-properties style:column-width="1.7278in" style:rel-column-width="19635*"/>
    </style:style>
    <style:style style:name="Table5.B" style:family="table-column">
      <style:table-column-properties style:column-width="0.1875in" style:rel-column-width="2130*"/>
    </style:style>
    <style:style style:name="Table5.C" style:family="table-column">
      <style:table-column-properties style:column-width="3.8521in" style:rel-column-width="43770*"/>
    </style:style>
    <style:style style:name="Table5.A1" style:family="table-cell">
      <style:table-cell-properties fo:padding="0.0201in" fo:border="none"/>
    </style:style>
    <style:style style:name="Table6" style:family="table">
      <style:table-properties style:width="5.7674in" table:align="margins"/>
    </style:style>
    <style:style style:name="Table6.A" style:family="table-column">
      <style:table-column-properties style:column-width="1.7368in" style:rel-column-width="19737*"/>
    </style:style>
    <style:style style:name="Table6.B" style:family="table-column">
      <style:table-column-properties style:column-width="0.1632in" style:rel-column-width="1854*"/>
    </style:style>
    <style:style style:name="Table6.C" style:family="table-column">
      <style:table-column-properties style:column-width="3.8674in" style:rel-column-width="43944*"/>
    </style:style>
    <style:style style:name="Table6.A1" style:family="table-cell">
      <style:table-cell-properties fo:padding="0.0201in" fo:border="none"/>
    </style:style>
    <style:style style:name="P1" style:family="paragraph" style:parent-style-name="Standard">
      <style:paragraph-properties>
        <style:tab-stops>
          <style:tab-stop style:position="1.4862in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1.6874in" style:type="right"/>
          <style:tab-stop style:position="1.861in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.6874in" style:type="right"/>
          <style:tab-stop style:position="1.861in"/>
        </style:tab-stops>
      </style:paragraph-properties>
    </style:style>
    <style:style style:name="P4" style:family="paragraph" style:parent-style-name="Text_20_body">
      <style:paragraph-properties fo:margin-left="-0.0016in" fo:margin-right="-0.0327in" fo:text-align="end" style:justify-single-word="false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-0.0016in" fo:margin-right="-0.0327in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-0.0016in" fo:margin-right="-0.0327in" fo:text-indent="0in" style:auto-text-indent="false">
        <style:tab-stops/>
      </style:paragraph-properties>
      <style:text-properties fo:font-style="normal" fo:font-weight="normal" style:font-weight-asian="normal" style:font-weight-complex="normal"/>
    </style:style>
    <style:style style:name="P7" style:family="paragraph" style:parent-style-name="Text_20_body">
      <style:paragraph-properties>
        <style:tab-stops>
          <style:tab-stop style:position="1.4862in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end" style:justify-single-word="false">
        <style:tab-stops>
          <style:tab-stop style:position="1.4862in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ext_20_body">
      <style:paragraph-properties>
        <style:tab-stops>
          <style:tab-stop style:position="1.4862in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Text_20_body">
      <style:paragraph-properties>
        <style:tab-stops>
          <style:tab-stop style:position="1.6528in" style:type="right"/>
          <style:tab-stop style:position="1.9929in"/>
        </style:tab-stops>
      </style:paragraph-properties>
      <style:text-properties fo:font-weight="normal" style:font-weight-asian="normal" style:font-weight-complex="normal"/>
    </style:style>
    <style:style style:name="P11" style:family="paragraph" style:parent-style-name="Text_20_body">
      <style:paragraph-properties>
        <style:tab-stops>
          <style:tab-stop style:position="1.6874in" style:type="right"/>
          <style:tab-stop style:position="1.861in"/>
        </style:tab-stops>
      </style:paragraph-properties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>
        <style:tab-stops>
          <style:tab-stop style:position="1.6874in" style:type="right"/>
          <style:tab-stop style:position="1.861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>
        <style:tab-stops>
          <style:tab-stop style:position="1.6874in" style:type="right"/>
          <style:tab-stop style:position="1.861in"/>
        </style:tab-stops>
      </style:paragraph-properties>
    </style:style>
    <style:style style:name="P15" style:family="paragraph" style:parent-style-name="Heading_20_2">
      <style:paragraph-properties>
        <style:tab-stops>
          <style:tab-stop style:position="0.5in"/>
          <style:tab-stop style:position="2.2571in"/>
        </style:tab-stops>
      </style:paragraph-properties>
    </style:style>
    <style:style style:name="P16" style:family="paragraph" style:parent-style-name="Text_20_body">
      <style:paragraph-properties fo:margin-left="0.5043in" fo:margin-right="0in" fo:text-indent="0in" style:auto-text-indent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margin-left="0.5043in" fo:margin-right="0in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left="0.9925in" fo:margin-right="0in" fo:text-indent="0in" style:auto-text-indent="false"/>
    </style:style>
    <style:style style:name="P19" style:family="paragraph" style:parent-style-name="Text_20_body">
      <style:paragraph-properties fo:margin-left="0.4957in" fo:margin-right="0in" fo:text-indent="0in" style:auto-text-indent="false"/>
      <style:text-properties fo:font-style="italic" style:font-style-asian="italic" style:font-style-complex="italic"/>
    </style:style>
    <style:style style:name="P20" style:family="paragraph" style:parent-style-name="Text_20_body">
      <style:paragraph-properties fo:margin-left="1in" fo:margin-right="0in" fo:text-indent="0in" style:auto-text-indent="false"/>
    </style:style>
    <style:style style:name="P21" style:family="paragraph" style:parent-style-name="Text_20_body">
      <style:paragraph-properties fo:margin-left="1in" fo:margin-right="0in" fo:text-indent="0in" style:auto-text-indent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margin-left="1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Heading_20_1" style:master-page-name="">
      <style:paragraph-properties style:page-number="auto" fo:break-before="auto" fo:break-after="auto" style:shadow="none"/>
    </style:style>
    <style:style style:name="P24" style:family="paragraph" style:parent-style-name="Text_20_body">
      <style:paragraph-properties fo:text-align="end" style:justify-single-word="false">
        <style:tab-stops>
          <style:tab-stop style:position="1.4862in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Text_20_body">
      <style:paragraph-properties>
        <style:tab-stops>
          <style:tab-stop style:position="1.4862in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Text_20_body">
      <style:paragraph-properties>
        <style:tab-stops>
          <style:tab-stop style:position="1.6528in" style:type="right"/>
          <style:tab-stop style:position="1.9929in"/>
        </style:tab-stops>
      </style:paragraph-properties>
      <style:text-properties fo:font-weight="normal" style:font-weight-asian="normal" style:font-weight-complex="normal"/>
    </style:style>
    <style:style style:name="P27" style:family="paragraph" style:parent-style-name="Text_20_body">
      <style:paragraph-properties>
        <style:tab-stops>
          <style:tab-stop style:position="1.7016in" style:type="right"/>
          <style:tab-stop style:position="1.8402in"/>
        </style:tab-stops>
      </style:paragraph-properties>
      <style:text-properties fo:font-weight="normal" style:font-weight-asian="normal" style:font-weight-complex="normal"/>
    </style:style>
    <style:style style:name="P28" style:family="paragraph" style:parent-style-name="Text_20_body">
      <style:paragraph-properties>
        <style:tab-stops>
          <style:tab-stop style:position="1.7016in" style:type="right"/>
          <style:tab-stop style:position="1.84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1in" fo:margin-right="0in" fo:text-indent="0in" style:auto-text-indent="false"/>
    </style:style>
    <style:style style:name="P30" style:family="paragraph" style:parent-style-name="Text_20_body">
      <style:paragraph-properties fo:margin-left="-0.0016in" fo:margin-right="-0.0327in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left="-0.0016in" fo:margin-right="-0.0327in" fo:text-align="end" style:justify-single-word="false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32" style:family="paragraph" style:parent-style-name="Heading_20_2">
      <style:paragraph-properties>
        <style:tab-stops>
          <style:tab-stop style:position="1.6528in" style:type="right"/>
          <style:tab-stop style:position="1.9929in"/>
        </style:tab-stops>
      </style:paragraph-properties>
    </style:style>
    <style:style style:name="P33" style:family="paragraph" style:parent-style-name="Heading_20_2">
      <style:paragraph-properties>
        <style:tab-stops>
          <style:tab-stop style:position="0.4583in"/>
          <style:tab-stop style:position="1.8264in"/>
        </style:tab-stops>
      </style:paragraph-properties>
    </style:style>
    <style:style style:name="P34" style:family="paragraph" style:parent-style-name="Heading_20_2">
      <style:paragraph-properties>
        <style:tab-stops>
          <style:tab-stop style:position="1.7016in" style:type="right"/>
          <style:tab-stop style:position="1.8402in"/>
        </style:tab-stops>
      </style:paragraph-properties>
    </style:style>
    <style:style style:name="P3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3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gr1" style:family="graphic">
      <style:graphic-properties svg:stroke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rriculum Vitae</text:p>
      <text:h text:style-name="P23" text:outline-level="1">Persoonlijke gegevens</text:h>
      <text:p text:style-name="P1"/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P4">Titel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Ing.</text:p>
          </table:table-cell>
        </table:table-row>
        <table:table-row>
          <table:table-cell table:style-name="Tabel1.A1" office:value-type="string">
            <text:p text:style-name="P4">Achternaam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Boender</text:p>
          </table:table-cell>
        </table:table-row>
        <table:table-row>
          <table:table-cell table:style-name="Tabel1.A1" office:value-type="string">
            <text:p text:style-name="P4">Voornaam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Ferry</text:p>
          </table:table-cell>
        </table:table-row>
        <table:table-row>
          <table:table-cell table:style-name="Tabel1.A1" office:value-type="string">
            <text:p text:style-name="P4">Adres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Lloyd Webberhof 56<text:line-break/>3543 EH<text:line-break/>Utrecht</text:p>
          </table:table-cell>
        </table:table-row>
        <table:table-row>
          <table:table-cell table:style-name="Tabel1.A1" office:value-type="string">
            <text:p text:style-name="P4">E-Mail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6">See http://www.electricmonk.nl/Contact/</text:p>
          </table:table-cell>
        </table:table-row>
        <table:table-row>
          <table:table-cell table:style-name="Tabel1.A1" office:value-type="string">
            <text:p text:style-name="P4">Homepage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http://www.electricmonk.nl/</text:p>
          </table:table-cell>
        </table:table-row>
        <table:table-row>
          <table:table-cell table:style-name="Tabel1.A1" office:value-type="string">
            <text:p text:style-name="P4">Geboren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Mei 1980</text:p>
          </table:table-cell>
        </table:table-row>
        <table:table-row>
          <table:table-cell table:style-name="Tabel1.A1" office:value-type="string">
            <text:p text:style-name="P4">Nationaliteit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Nederlandse</text:p>
          </table:table-cell>
        </table:table-row>
        <table:table-row>
          <table:table-cell table:style-name="Tabel1.A1" office:value-type="string">
            <text:p text:style-name="P4">Burgerlijke staat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Ongehuwd</text:p>
          </table:table-cell>
        </table:table-row>
        <table:table-row>
          <table:table-cell table:style-name="Tabel1.A1" office:value-type="string">
            <text:p text:style-name="P4">Rijbewijs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Nee</text:p>
          </table:table-cell>
        </table:table-row>
        <table:table-row>
          <table:table-cell table:style-name="Tabel1.A1" office:value-type="string">
            <text:p text:style-name="P4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  <text:p text:style-name="P5"/>
          </table:table-cell>
        </table:table-row>
        <table:table-row>
          <table:table-cell table:style-name="Tabel1.A1" office:value-type="string">
            <text:p text:style-name="P4">Interesses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Software Development / Engineering, Muziek, lezen, digitale fotografie, reizen, wetenschap, filosofie, motoren, user interface usability, Open Source / Free Software, UNIX, Linux, functional programming, cryptografie, artificial intelligence.</text:p>
          </table:table-cell>
        </table:table-row>
        <table:table-row>
          <table:table-cell table:style-name="Tabel1.A1" office:value-type="string">
            <text:p text:style-name="P4">Talen: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Nederlands (vloeiend in spraak en schrift) <text:line-break/>Engels (vloeiend in spraak en schrift)<text:line-break/>Duits (basis)</text:p>
          </table:table-cell>
        </table:table-row>
      </table:table>
      <text:p text:style-name="P7"/>
      <text:h text:style-name="Heading_20_1" text:outline-level="1">Opleiding</text:h>
      <text:h text:style-name="P32" text:outline-level="2">HTS (Hogere Technische School)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Richting / Niveau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Hogere Informatica, Bachelor (Ing.)</text:p>
          </table:table-cell>
        </table:table-row>
        <table:table-row>
          <table:table-cell table:style-name="Table3.A1" office:value-type="string">
            <text:p text:style-name="P8">Periode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2001 – 2004 (3 jaar)</text:p>
          </table:table-cell>
        </table:table-row>
        <table:table-row>
          <table:table-cell table:style-name="Table3.A1" office:value-type="string">
            <text:p text:style-name="P8">Onderwijsinstelling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Hogeschool van Arnhem en Nijmegen (HAN), Arnhem</text:p>
          </table:table-cell>
        </table:table-row>
        <table:table-row>
          <table:table-cell table:style-name="Table3.A1" office:value-type="string">
            <text:p text:style-name="P8">Bijzonderheden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<text:span text:style-name="T1">Cum Laude </text:span><text:span text:style-name="T2">afgestudeerd. Afstudeerbeoordeling: 90/100</text:span></text:p>
          </table:table-cell>
        </table:table-row>
      </table:table>
      <text:h text:style-name="P32" text:outline-level="2">MTS (Middelbare Technisch School)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Richting / Niveau: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Technische Informatica, Niveau 4</text:p>
          </table:table-cell>
        </table:table-row>
        <table:table-row>
          <table:table-cell table:style-name="Table2.A1" office:value-type="string">
            <text:p text:style-name="P8">Periode: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1997 – 2001 (4 jaar)</text:p>
          </table:table-cell>
        </table:table-row>
        <table:table-row>
          <table:table-cell table:style-name="Table2.A1" office:value-type="string">
            <text:p text:style-name="P8">Onderwijsinstelling: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Technisch College Ede (TCE), Ede</text:p>
          </table:table-cell>
        </table:table-row>
      </table:table>
      <text:h text:style-name="P15" text:outline-level="2">MAVO (Middelbaar Algemeen Voorbereidend Onderwijs)</text:h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8">Richting / Niveau: 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10">Niveau D</text:p>
          </table:table-cell>
        </table:table-row>
        <table:table-row>
          <table:table-cell table:style-name="Tabel2.A1" office:value-type="string">
            <text:p text:style-name="P8">Periode: 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10">1993 – 1997 (4 jaar)</text:p>
          </table:table-cell>
        </table:table-row>
        <table:table-row>
          <table:table-cell table:style-name="Tabel2.A1" office:value-type="string">
            <text:p text:style-name="P8">Onderwijsinstelling: 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10">Johannus Fontanus College (JFC), Barneveld</text:p>
          </table:table-cell>
        </table:table-row>
      </table:table>
      <text:h text:style-name="Heading_20_1" text:outline-level="1">Werkervaring</text:h>
      <text:h text:style-name="P34" text:outline-level="2">ZX Factory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Functie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Software Engineer / Stagair</text:p>
          </table:table-cell>
        </table:table-row>
        <table:table-row>
          <table:table-cell table:style-name="Table1.A1" office:value-type="string">
            <text:p text:style-name="P8">Werkomschrijving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PHP / MySQL Datadriven webapplication ontwikkeling.</text:p>
          </table:table-cell>
        </table:table-row>
        <table:table-row>
          <table:table-cell table:style-name="Table1.A1" office:value-type="string">
            <text:p text:style-name="P8">Projecten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Analyse, ontwerp, ontwikkeling, testen en deployment<text:line-break/>van Enterprise Management Suite (hosting services monitoring systeem en ITIL Service Support/Delivery/Infrastructure). High performance Spam log analyser voor Casema. Ontwerp, implementatie interne ontwikkel straat.</text:p>
          </table:table-cell>
        </table:table-row>
        <table:table-row>
          <table:table-cell table:style-name="Table1.A1" office:value-type="string">
            <text:p text:style-name="P8">Periode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8">2003 – Heden</text:p>
          </table:table-cell>
        </table:table-row>
        <table:table-row>
          <table:table-cell table:style-name="Table1.A1" office:value-type="string">
            <text:p text:style-name="P8">Technologiën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PHP, <text:s/>Perl, Python, Java, MySQL, Orcale, PostgreSQL, XML</text:p>
          </table:table-cell>
        </table:table-row>
      </table:table>
      <text:h text:style-name="P33" text:outline-level="2">Eastsite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Functie: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7">Afstudeerder</text:p>
          </table:table-cell>
        </table:table-row>
        <table:table-row>
          <table:table-cell table:style-name="Table5.A1" office:value-type="string">
            <text:p text:style-name="P8">Werkomschrijving: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7">Python / Zope CMS ontwikkeling.</text:p>
          </table:table-cell>
        </table:table-row>
        <table:table-row>
          <table:table-cell table:style-name="Table5.A1" office:value-type="string">
            <text:p text:style-name="P8">Projecten: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7">Markonderzoek, analyse, ontwerp en implementatie van content-typen (informatie met betekenis) en vergaren van content-typen om hier nieuwe informatie van samen te stellen.</text:p>
          </table:table-cell>
        </table:table-row>
        <table:table-row>
          <table:table-cell table:style-name="Table5.A1" office:value-type="string">
            <text:p text:style-name="P8">Periode: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8">2003 – 2004 (6 maanden)</text:p>
          </table:table-cell>
        </table:table-row>
        <table:table-row>
          <table:table-cell table:style-name="Table5.A1" office:value-type="string">
            <text:p text:style-name="P8">Technologiën: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7">Python, Zope, XSLT, XML</text:p>
          </table:table-cell>
        </table:table-row>
      </table:table>
      <text:h text:style-name="P33" text:outline-level="2">Assist Online / Terrazur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">Functie: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7">Junior Programmeur / Stagair</text:p>
          </table:table-cell>
        </table:table-row>
        <table:table-row>
          <table:table-cell table:style-name="Table6.A1" office:value-type="string">
            <text:p text:style-name="P8">Werkomschrijving: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7">PHP / MySQL Datadriven webapplicatie ontwikkeling.</text:p>
          </table:table-cell>
        </table:table-row>
        <table:table-row>
          <table:table-cell table:style-name="Table6.A1" office:value-type="string">
            <text:p text:style-name="P8">Projecten: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7">Analyse, ontwerp, ontwikkeling en deployment van Covide, een virtual webgebaseerd kantoor inclusief projectbeheer, klachtenregistratie en afhandling, mailclients, etc.</text:p>
            <text:p text:style-name="P27">Linux systeembeheer.</text:p>
          </table:table-cell>
        </table:table-row>
        <table:table-row>
          <table:table-cell table:style-name="Table6.A1" office:value-type="string">
            <text:p text:style-name="P8">Periode: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8">1999 – 2000 (3 maanden), 2000 – 2001 (8 maanden)</text:p>
          </table:table-cell>
        </table:table-row>
        <table:table-row>
          <table:table-cell table:style-name="Table6.A1" office:value-type="string">
            <text:p text:style-name="P8">Technologiën: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7">PHP, MySQL, Debian GNU/Linux, Apache, Apache-SSL, Perl, C</text:p>
          </table:table-cell>
        </table:table-row>
      </table:table>
      <text:h text:style-name="P33" text:outline-level="2">IT's Logic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Functie: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7">Stagair</text:p>
          </table:table-cell>
        </table:table-row>
        <table:table-row>
          <table:table-cell table:style-name="Table4.A1" office:value-type="string">
            <text:p text:style-name="P8">Werkomschrijving: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7">MS Access / Visual Basic &amp; ASP ontwikkeling</text:p>
          </table:table-cell>
        </table:table-row>
        <table:table-row>
          <table:table-cell table:style-name="Table4.A1" office:value-type="string">
            <text:p text:style-name="P8">Projecten: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7">Ontwikkeling van sponsoring software voor Arai Helmets.</text:p>
          </table:table-cell>
        </table:table-row>
        <table:table-row>
          <table:table-cell table:style-name="Table4.A1" office:value-type="string">
            <text:p text:style-name="P8">Periode: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8">1999 – 2000 (6 maanden)</text:p>
          </table:table-cell>
        </table:table-row>
        <table:table-row>
          <table:table-cell table:style-name="Table4.A1" office:value-type="string">
            <text:p text:style-name="P8">Technologiën: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7">Active Server Pages, MS-SQL, MS Access, Visual Basic</text:p>
          </table:table-cell>
        </table:table-row>
      </table:table>
      <text:h text:style-name="Heading_20_1" text:outline-level="1">Andere IT ervaring</text:h>
      <text:h text:style-name="Heading_20_2" text:outline-level="2">Projectgebaseerd onderwijs (HAN)</text:h>
      <table:table table:name="Tabel9" table:style-name="Tabel9">
        <table:table-column table:style-name="Tabel9.A"/>
        <table:table-column table:style-name="Tabel9.B"/>
        <table:table-column table:style-name="Tabel9.C"/>
        <table:table-row>
          <table:table-cell table:style-name="Tabel9.A1" office:value-type="string">
            <text:p text:style-name="P8">Project:</text:p>
          </table:table-cell>
          <table:table-cell table:style-name="Tabel9.A1" office:value-type="string">
            <text:p text:style-name="P9"/>
          </table:table-cell>
          <table:table-cell table:style-name="Tabel9.A1" office:value-type="string">
            <text:p text:style-name="P11">Ontwikkeling van een E-Learning platform.</text:p>
          </table:table-cell>
        </table:table-row>
        <table:table-row>
          <table:table-cell table:style-name="Tabel9.A1" office:value-type="string">
            <text:p text:style-name="P8">Periode:</text:p>
          </table:table-cell>
          <table:table-cell table:style-name="Tabel9.A1" office:value-type="string">
            <text:p text:style-name="P9"/>
          </table:table-cell>
          <table:table-cell table:style-name="Tabel9.A1" office:value-type="string">
            <text:p text:style-name="P11">2001 – 2001 (6 maanden)</text:p>
          </table:table-cell>
        </table:table-row>
        <table:table-row>
          <table:table-cell table:style-name="Tabel9.A1" office:value-type="string">
            <text:p text:style-name="P8">Technologiën:</text:p>
          </table:table-cell>
          <table:table-cell table:style-name="Tabel9.A1" office:value-type="string">
            <text:p text:style-name="P9"/>
          </table:table-cell>
          <table:table-cell table:style-name="Tabel9.A1" office:value-type="string">
            <text:p text:style-name="P11">Bash Shell Scripting, MySQL, Linux beheer</text:p>
          </table:table-cell>
        </table:table-row>
        <table:table-row>
          <table:table-cell table:style-name="Tabel9.A1" office:value-type="string">
            <text:p text:style-name="P8">Bijzonderheden:</text:p>
          </table:table-cell>
          <table:table-cell table:style-name="Tabel9.A1" office:value-type="string">
            <text:p text:style-name="P9"/>
          </table:table-cell>
          <table:table-cell table:style-name="Tabel9.A1" office:value-type="string">
            <text:p text:style-name="P13">Projectgroep van acht man.</text:p>
          </table:table-cell>
        </table:table-row>
      </table:table>
      <text:p text:style-name="P14"><draw:line text:anchor-type="paragraph" draw:z-index="0" draw:style-name="gr1" draw:text-style-name="P35" svg:x1="0.2799in" svg:y1="0.1445in" svg:x2="5.7063in" svg:y2="0.1445in"><text:p/></draw:line></text:p>
      <table:table table:name="Tabel10" table:style-name="Tabel10">
        <table:table-column table:style-name="Tabel10.A"/>
        <table:table-column table:style-name="Tabel10.B"/>
        <table:table-column table:style-name="Tabel10.C"/>
        <table:table-row>
          <table:table-cell table:style-name="Tabel10.A1" office:value-type="string">
            <text:p text:style-name="P8">Project:</text:p>
          </table:table-cell>
          <table:table-cell table:style-name="Tabel10.A1" office:value-type="string">
            <text:p text:style-name="P9"/>
          </table:table-cell>
          <table:table-cell table:style-name="Tabel10.A1" office:value-type="string">
            <text:p text:style-name="P11">Analyse, ontwerp en ontwikkeling van een networked<text:line-break/>multiplayer strategy game in Java.</text:p>
          </table:table-cell>
        </table:table-row>
        <table:table-row>
          <table:table-cell table:style-name="Tabel10.A1" office:value-type="string">
            <text:p text:style-name="P8">Periode:</text:p>
          </table:table-cell>
          <table:table-cell table:style-name="Tabel10.A1" office:value-type="string">
            <text:p text:style-name="P9"/>
          </table:table-cell>
          <table:table-cell table:style-name="Tabel10.A1" office:value-type="string">
            <text:p text:style-name="P11">2001 – 2002 (6 maanden)</text:p>
          </table:table-cell>
        </table:table-row>
        <table:table-row>
          <table:table-cell table:style-name="Tabel10.A1" office:value-type="string">
            <text:p text:style-name="P8">Technologiën:</text:p>
          </table:table-cell>
          <table:table-cell table:style-name="Tabel10.A1" office:value-type="string">
            <text:p text:style-name="P9"/>
          </table:table-cell>
          <table:table-cell table:style-name="Tabel10.A1" office:value-type="string">
            <text:p text:style-name="P11">Java, Jbuilder, RMI, UML (Rational Rose)</text:p>
          </table:table-cell>
        </table:table-row>
        <table:table-row>
          <table:table-cell table:style-name="Tabel10.A1" office:value-type="string">
            <text:p text:style-name="P8">Bijzonderheden:</text:p>
          </table:table-cell>
          <table:table-cell table:style-name="Tabel10.A1" office:value-type="string">
            <text:p text:style-name="P9"/>
          </table:table-cell>
          <table:table-cell table:style-name="Tabel10.A1" office:value-type="string">
            <text:p text:style-name="P13">Projectgroep van vijf man.</text:p>
          </table:table-cell>
        </table:table-row>
      </table:table>
      <text:p text:style-name="P14"><draw:line text:anchor-type="paragraph" draw:z-index="4" draw:style-name="gr1" draw:text-style-name="P35" svg:x1="0.2799in" svg:y1="0.1445in" svg:x2="5.7063in" svg:y2="0.1445in"><text:p/></draw:line></text:p>
      <table:table table:name="Tabel11" table:style-name="Tabel11">
        <table:table-column table:style-name="Tabel11.A"/>
        <table:table-column table:style-name="Tabel11.B"/>
        <table:table-column table:style-name="Tabel11.C"/>
        <table:table-row>
          <table:table-cell table:style-name="Tabel11.A1" office:value-type="string">
            <text:p text:style-name="P8">Project:</text:p>
          </table:table-cell>
          <table:table-cell table:style-name="Tabel11.A1" office:value-type="string">
            <text:p text:style-name="P9"/>
          </table:table-cell>
          <table:table-cell table:style-name="Tabel11.A1" office:value-type="string">
            <text:p text:style-name="P11">Analyse, ontwerp en ontwikkeling van een studentenadministratie systeem.</text:p>
          </table:table-cell>
        </table:table-row>
        <table:table-row>
          <table:table-cell table:style-name="Tabel11.A1" office:value-type="string">
            <text:p text:style-name="P8">Periode:</text:p>
          </table:table-cell>
          <table:table-cell table:style-name="Tabel11.A1" office:value-type="string">
            <text:p text:style-name="P9"/>
          </table:table-cell>
          <table:table-cell table:style-name="Tabel11.A1" office:value-type="string">
            <text:p text:style-name="P11">2002 – 2002 (6 maanden)</text:p>
          </table:table-cell>
        </table:table-row>
        <table:table-row>
          <table:table-cell table:style-name="Tabel11.A1" office:value-type="string">
            <text:p text:style-name="P8">Technologiën:</text:p>
          </table:table-cell>
          <table:table-cell table:style-name="Tabel11.A1" office:value-type="string">
            <text:p text:style-name="P9"/>
          </table:table-cell>
          <table:table-cell table:style-name="Tabel11.A1" office:value-type="string">
            <text:p text:style-name="P11">Delphi, MS-SQL</text:p>
          </table:table-cell>
        </table:table-row>
        <table:table-row>
          <table:table-cell table:style-name="Tabel11.A1" office:value-type="string">
            <text:p text:style-name="P8">Bijzonderheden:</text:p>
          </table:table-cell>
          <table:table-cell table:style-name="Tabel11.A1" office:value-type="string">
            <text:p text:style-name="P9"/>
          </table:table-cell>
          <table:table-cell table:style-name="Tabel11.A1" office:value-type="string">
            <text:p text:style-name="P13">Projectleider.<text:line-break/>Projectgroep van acht man.</text:p>
          </table:table-cell>
        </table:table-row>
      </table:table>
      <text:p text:style-name="P14"><draw:line text:anchor-type="paragraph" draw:z-index="1" draw:style-name="gr1" draw:text-style-name="P35" svg:x1="0.2799in" svg:y1="0.1445in" svg:x2="5.7063in" svg:y2="0.1445in"><text:p/></draw:line><text:tab/></text:p>
      <table:table table:name="Tabel12" table:style-name="Tabel12">
        <table:table-column table:style-name="Tabel12.A"/>
        <table:table-column table:style-name="Tabel12.B"/>
        <table:table-column table:style-name="Tabel12.C"/>
        <table:table-row>
          <table:table-cell table:style-name="Tabel12.A1" office:value-type="string">
            <text:p text:style-name="P8">Project:</text:p>
          </table:table-cell>
          <table:table-cell table:style-name="Tabel12.A1" office:value-type="string">
            <text:p text:style-name="P9"/>
          </table:table-cell>
          <table:table-cell table:style-name="Tabel12.A1" office:value-type="string">
            <text:p text:style-name="P11">Technisch onderzoek: “The Linux kernel internals –Scalability”. Het onderzoeken van de Linux kernel code met betrekking tot schaalbaarheid, inclusief het opstellen van een onderzoeksrapport en het geven van een <text:span text:style-name="T3">éé</text:span>n-daagse cursus aan vijftien mede-studenten en docenten.</text:p>
          </table:table-cell>
        </table:table-row>
        <table:table-row>
          <table:table-cell table:style-name="Tabel12.A1" office:value-type="string">
            <text:p text:style-name="P8">Periode:</text:p>
          </table:table-cell>
          <table:table-cell table:style-name="Tabel12.A1" office:value-type="string">
            <text:p text:style-name="P9"/>
          </table:table-cell>
          <table:table-cell table:style-name="Tabel12.A1" office:value-type="string">
            <text:p text:style-name="P11">2002 – 2003 (6 maanden)</text:p>
          </table:table-cell>
        </table:table-row>
        <table:table-row>
          <table:table-cell table:style-name="Tabel12.A1" office:value-type="string">
            <text:p text:style-name="P8">Technologiën:</text:p>
          </table:table-cell>
          <table:table-cell table:style-name="Tabel12.A1" office:value-type="string">
            <text:p text:style-name="P9"/>
          </table:table-cell>
          <table:table-cell table:style-name="Tabel12.A1" office:value-type="string">
            <text:p text:style-name="P11">Linux Kernel sourcecode.</text:p>
          </table:table-cell>
        </table:table-row>
        <table:table-row>
          <table:table-cell table:style-name="Tabel12.A1" office:value-type="string">
            <text:p text:style-name="P8">Bijzonderheden:</text:p>
          </table:table-cell>
          <table:table-cell table:style-name="Tabel12.A1" office:value-type="string">
            <text:p text:style-name="P9"/>
          </table:table-cell>
          <table:table-cell table:style-name="Tabel12.A1" office:value-type="string">
            <text:p text:style-name="P13">Projectgroep van vijf man.</text:p>
          </table:table-cell>
        </table:table-row>
      </table:table>
      <text:p text:style-name="P14"/>
      <text:h text:style-name="Heading_20_2" text:outline-level="2">Free Software / Open Source</text:h>
      <table:table table:name="Tabel13" table:style-name="Tabel13">
        <table:table-column table:style-name="Tabel13.A"/>
        <table:table-column table:style-name="Tabel13.B"/>
        <table:table-column table:style-name="Tabel13.C"/>
        <table:table-row>
          <table:table-cell table:style-name="Tabel13.A1" office:value-type="string">
            <text:p text:style-name="P8">Project:</text:p>
          </table:table-cell>
          <table:table-cell table:style-name="Tabel13.A1" office:value-type="string">
            <text:p text:style-name="P9"/>
          </table:table-cell>
          <table:table-cell table:style-name="Tabel13.A1" office:value-type="string">
            <text:p text:style-name="P11">Ontwikkeling van een webbased e-mail client.</text:p>
          </table:table-cell>
        </table:table-row>
        <table:table-row>
          <table:table-cell table:style-name="Tabel13.A1" office:value-type="string">
            <text:p text:style-name="P8">Periode:</text:p>
          </table:table-cell>
          <table:table-cell table:style-name="Tabel13.A1" office:value-type="string">
            <text:p text:style-name="P9"/>
          </table:table-cell>
          <table:table-cell table:style-name="Tabel13.A1" office:value-type="string">
            <text:p text:style-name="P11">2000 – 2004 (4 jaar, part-time)</text:p>
          </table:table-cell>
        </table:table-row>
        <table:table-row>
          <table:table-cell table:style-name="Tabel13.A1" office:value-type="string">
            <text:p text:style-name="P8">Technologiën:</text:p>
          </table:table-cell>
          <table:table-cell table:style-name="Tabel13.A1" office:value-type="string">
            <text:p text:style-name="P9"/>
          </table:table-cell>
          <table:table-cell table:style-name="Tabel13.A1" office:value-type="string">
            <text:p text:style-name="P11">PHP, MIME, POP3</text:p>
          </table:table-cell>
        </table:table-row>
        <table:table-row>
          <table:table-cell table:style-name="Tabel13.A1" office:value-type="string">
            <text:p text:style-name="P8">Bijzonderheden:</text:p>
          </table:table-cell>
          <table:table-cell table:style-name="Tabel13.A1" office:value-type="string">
            <text:p text:style-name="P9"/>
          </table:table-cell>
          <table:table-cell table:style-name="Tabel13.A1" office:value-type="string">
            <text:p text:style-name="P13">Projectleider, Main developer.</text:p>
          </table:table-cell>
        </table:table-row>
        <table:table-row>
          <table:table-cell table:style-name="Tabel13.A1" office:value-type="string">
            <text:p text:style-name="P8">URL:</text:p>
          </table:table-cell>
          <table:table-cell table:style-name="Tabel13.A1" office:value-type="string">
            <text:p text:style-name="P9"/>
          </table:table-cell>
          <table:table-cell table:style-name="Tabel13.A1" office:value-type="string">
            <text:p text:style-name="P11">http://www.electricmonk.nl/index.php?page=Pieterpost</text:p>
          </table:table-cell>
        </table:table-row>
      </table:table>
      <text:p text:style-name="P14"><text:tab/></text:p>
      <table:table table:name="Tabel14" table:style-name="Tabel14">
        <table:table-column table:style-name="Tabel14.A"/>
        <table:table-column table:style-name="Tabel14.B"/>
        <table:table-column table:style-name="Tabel14.C"/>
        <text:soft-page-break/>
        <table:table-row>
          <table:table-cell table:style-name="Tabel14.A1" office:value-type="string">
            <text:p text:style-name="P8">Project:</text:p>
          </table:table-cell>
          <table:table-cell table:style-name="Tabel14.A1" office:value-type="string">
            <text:p text:style-name="P9"/>
          </table:table-cell>
          <table:table-cell table:style-name="Tabel14.A1" office:value-type="string">
            <text:p text:style-name="P11">Ontwikkeling van een webbased FTP client.</text:p>
          </table:table-cell>
        </table:table-row>
        <table:table-row>
          <table:table-cell table:style-name="Tabel14.A1" office:value-type="string">
            <text:p text:style-name="P8">Periode:</text:p>
          </table:table-cell>
          <table:table-cell table:style-name="Tabel14.A1" office:value-type="string">
            <text:p text:style-name="P9"/>
          </table:table-cell>
          <table:table-cell table:style-name="Tabel14.A1" office:value-type="string">
            <text:p text:style-name="P11">2002 – 2004 (2 jaar, part-time)</text:p>
          </table:table-cell>
        </table:table-row>
        <table:table-row>
          <table:table-cell table:style-name="Tabel14.A1" office:value-type="string">
            <text:p text:style-name="P8">Technologiën:</text:p>
          </table:table-cell>
          <table:table-cell table:style-name="Tabel14.A1" office:value-type="string">
            <text:p text:style-name="P9"/>
          </table:table-cell>
          <table:table-cell table:style-name="Tabel14.A1" office:value-type="string">
            <text:p text:style-name="P11">PHP, Apache SSL</text:p>
          </table:table-cell>
        </table:table-row>
        <table:table-row>
          <table:table-cell table:style-name="Tabel14.A1" office:value-type="string">
            <text:p text:style-name="P8">Bijzonderheden:</text:p>
          </table:table-cell>
          <table:table-cell table:style-name="Tabel14.A1" office:value-type="string">
            <text:p text:style-name="P9"/>
          </table:table-cell>
          <table:table-cell table:style-name="Tabel14.A1" office:value-type="string">
            <text:p text:style-name="P13">Projectleider, Main developer. </text:p>
          </table:table-cell>
        </table:table-row>
        <table:table-row>
          <table:table-cell table:style-name="Tabel14.A1" office:value-type="string">
            <text:p text:style-name="P8">URL:</text:p>
          </table:table-cell>
          <table:table-cell table:style-name="Tabel14.A1" office:value-type="string">
            <text:p text:style-name="P9"/>
          </table:table-cell>
          <table:table-cell table:style-name="Tabel14.A1" office:value-type="string">
            <text:p text:style-name="P11">http://www.electricmonk.nl/index.php?page=WTP</text:p>
          </table:table-cell>
        </table:table-row>
      </table:table>
      <text:p text:style-name="P14"><draw:line text:anchor-type="paragraph" draw:z-index="2" draw:style-name="gr1" draw:text-style-name="P35" svg:x1="0.2799in" svg:y1="0.1445in" svg:x2="5.7063in" svg:y2="0.1445in"><text:p/></draw:line></text:p>
      <table:table table:name="Tabel15" table:style-name="Tabel15">
        <table:table-column table:style-name="Tabel15.A"/>
        <table:table-column table:style-name="Tabel15.B"/>
        <table:table-column table:style-name="Tabel15.C"/>
        <table:table-row>
          <table:table-cell table:style-name="Tabel15.A1" office:value-type="string">
            <text:p text:style-name="P8">Project:</text:p>
          </table:table-cell>
          <table:table-cell table:style-name="Tabel15.A1" office:value-type="string">
            <text:p text:style-name="P9"/>
          </table:table-cell>
          <table:table-cell table:style-name="Tabel15.A1" office:value-type="string">
            <text:p text:style-name="P11">Analyse, ontwerp en ontwikkeling van een project<text:line-break/>management systeem ten behoeve van de interne communicatie tussen ontwikkelaars en richting eindgebruikers. Bugtracking, Todotracking, Discussie forums, multiuser, project repository.</text:p>
          </table:table-cell>
        </table:table-row>
        <table:table-row>
          <table:table-cell table:style-name="Tabel15.A1" office:value-type="string">
            <text:p text:style-name="P8">Periode:</text:p>
          </table:table-cell>
          <table:table-cell table:style-name="Tabel15.A1" office:value-type="string">
            <text:p text:style-name="P9"/>
          </table:table-cell>
          <table:table-cell table:style-name="Tabel15.A1" office:value-type="string">
            <text:p text:style-name="P11">2003 – Heden (1 jaar, part-time)</text:p>
          </table:table-cell>
        </table:table-row>
        <table:table-row>
          <table:table-cell table:style-name="Tabel15.A1" office:value-type="string">
            <text:p text:style-name="P8">Technologiën:</text:p>
          </table:table-cell>
          <table:table-cell table:style-name="Tabel15.A1" office:value-type="string">
            <text:p text:style-name="P9"/>
          </table:table-cell>
          <table:table-cell table:style-name="Tabel15.A1" office:value-type="string">
            <text:p text:style-name="P11">PHP, MySQL, CVS.</text:p>
          </table:table-cell>
        </table:table-row>
        <table:table-row>
          <table:table-cell table:style-name="Tabel15.A1" office:value-type="string">
            <text:p text:style-name="P8">Bijzonderheden:</text:p>
          </table:table-cell>
          <table:table-cell table:style-name="Tabel15.A1" office:value-type="string">
            <text:p text:style-name="P9"/>
          </table:table-cell>
          <table:table-cell table:style-name="Tabel15.A1" office:value-type="string">
            <text:p text:style-name="P13">Projectleider, Main developer. </text:p>
          </table:table-cell>
        </table:table-row>
        <table:table-row>
          <table:table-cell table:style-name="Tabel15.A1" office:value-type="string">
            <text:p text:style-name="P8">URL:</text:p>
          </table:table-cell>
          <table:table-cell table:style-name="Tabel15.A1" office:value-type="string">
            <text:p text:style-name="P9"/>
          </table:table-cell>
          <table:table-cell table:style-name="Tabel15.A1" office:value-type="string">
            <text:p text:style-name="P11">http://www.electricmonk.nl/index.php?page=PROMS</text:p>
          </table:table-cell>
        </table:table-row>
      </table:table>
      <text:p text:style-name="P14"><draw:line text:anchor-type="paragraph" draw:z-index="3" draw:style-name="gr1" draw:text-style-name="P35" svg:x1="0.2799in" svg:y1="0.1445in" svg:x2="5.7063in" svg:y2="0.1445in"><text:p/></draw:line><text:tab/></text:p>
      <table:table table:name="Tabel16" table:style-name="Tabel16">
        <table:table-column table:style-name="Tabel16.A"/>
        <table:table-column table:style-name="Tabel16.B"/>
        <table:table-column table:style-name="Tabel16.C"/>
        <table:table-row>
          <table:table-cell table:style-name="Tabel16.A1" office:value-type="string">
            <text:p text:style-name="P8">Project:</text:p>
          </table:table-cell>
          <table:table-cell table:style-name="Tabel16.A1" office:value-type="string">
            <text:p text:style-name="P9"/>
          </table:table-cell>
          <table:table-cell table:style-name="Tabel16.A1" office:value-type="string">
            <text:p text:style-name="P2">Ontwikkeling van een grafische file manager voor Linux/Unix.</text:p>
          </table:table-cell>
        </table:table-row>
        <table:table-row>
          <table:table-cell table:style-name="Tabel16.A1" office:value-type="string">
            <text:p text:style-name="P8">Periode:</text:p>
          </table:table-cell>
          <table:table-cell table:style-name="Tabel16.A1" office:value-type="string">
            <text:p text:style-name="P9"/>
          </table:table-cell>
          <table:table-cell table:style-name="Tabel16.A1" office:value-type="string">
            <text:p text:style-name="P2">2002 – Heden (2 jaar, part-time)</text:p>
          </table:table-cell>
        </table:table-row>
        <table:table-row>
          <table:table-cell table:style-name="Tabel16.A1" office:value-type="string">
            <text:p text:style-name="P8">Technologiën:</text:p>
          </table:table-cell>
          <table:table-cell table:style-name="Tabel16.A1" office:value-type="string">
            <text:p text:style-name="P9"/>
          </table:table-cell>
          <table:table-cell table:style-name="Tabel16.A1" office:value-type="string">
            <text:p text:style-name="P11">C, GTK (Gimp Tool Kit), CVS.</text:p>
          </table:table-cell>
        </table:table-row>
        <table:table-row>
          <table:table-cell table:style-name="Tabel16.A1" office:value-type="string">
            <text:p text:style-name="P8">Bijzonderheden:</text:p>
          </table:table-cell>
          <table:table-cell table:style-name="Tabel16.A1" office:value-type="string">
            <text:p text:style-name="P9"/>
          </table:table-cell>
          <table:table-cell table:style-name="Tabel16.A1" office:value-type="string">
            <text:p text:style-name="P13">Projectleider, Main developer.</text:p>
          </table:table-cell>
        </table:table-row>
        <table:table-row>
          <table:table-cell table:style-name="Tabel16.A1" office:value-type="string">
            <text:p text:style-name="P8">URL:</text:p>
          </table:table-cell>
          <table:table-cell table:style-name="Tabel16.A1" office:value-type="string">
            <text:p text:style-name="P9"/>
          </table:table-cell>
          <table:table-cell table:style-name="Tabel16.A1" office:value-type="string">
            <text:p text:style-name="P11">http://www.electricmonk.nl/index.php?page=Nimf</text:p>
          </table:table-cell>
        </table:table-row>
      </table:table>
      <text:p text:style-name="P3"><text:tab/></text:p>
      <text:h text:style-name="Heading_20_1" text:outline-level="1">Technologiën / ervaringen</text:h>
      <text:p text:style-name="P16">Programmeertalen:</text:p>
      <text:p text:style-name="P18">PHP <text:span text:style-name="T4">(v3 + v4 + v5)</text:span>, C <text:span text:style-name="T4">(ANSI, C99, GNU99)</text:span>, Python, C++ <text:span text:style-name="T4">(C++98)</text:span>, Java, Perl <text:span text:style-name="T4">(v5+)</text:span>, Bash Shell Scripting, C# <text:span text:style-name="T4">(DotNet)</text:span>, PL-SQL, <text:span text:style-name="T4">(Turbo)</text:span> Pascal, Delphi, Visual Basic, <text:s/>TCL, XSLT, Assembly <text:span text:style-name="T4">(x86, Win32)</text:span>, Javascript, ECMAScript, Qbasic, ASP, Prolog, CSS, HTML, DHTML, CSS, MS Access <text:span text:style-name="T4">(VBScript)</text:span><text:span text:style-name="T5">, Windows Scripting, Apache SSI</text:span></text:p>
      <text:p text:style-name="P19">Platformen:</text:p>
      <text:p text:style-name="P21">X86 <text:span text:style-name="T4">(Linux, *Bsd, Windows, Solaris)</text:span>, AS400, ARM</text:p>
      <text:p text:style-name="P19">Toolkits / Libraries:</text:p>
      <text:p text:style-name="P20">c(++): <text:span text:style-name="T4">GTK, Win32, TCL/TK, Ncurses, libXML, libXSLT, libc, Linux System Programming (system calls), STL, Glib, Gettext (i18n), Linux Kernel – File Systems. </text:span></text:p>
      <text:p text:style-name="P20"><text:span text:style-name="T5">PHP:</text:span> <text:span text:style-name="T4">Smarty Template Engine, FuseBox-PHP, CakePHP, DoxyGen. </text:span></text:p>
      <text:p text:style-name="P20"><text:span text:style-name="T5">Java:</text:span> <text:span text:style-name="T4">JavaDoc, Java RMI, Swing, AWT, JSP, Java Servlets.</text:span></text:p>
      <text:p text:style-name="P20">Python: <text:span text:style-name="T4">CherryPy, Django, Pylons.</text:span></text:p>
      <text:p text:style-name="P16">Databases:</text:p>
      <text:p text:style-name="P20">MySQL, PostgreSQL, MS-SQL, Zope, Oracle, MS Access, ANSI-SQL</text:p>
      <text:p text:style-name="P16">Protocollen / Standaarden:</text:p>
      <text:p text:style-name="P21">C / Perl / PHP : SMTP, TCP/IP, FTP, MIME, HTTP, iCal</text:p>
      <text:p text:style-name="P16">XML:</text:p>
      <text:p text:style-name="P20">XML, DTD, XSLT, Xpath, XML DOMTree, DocBook SGML, WebServices</text:p>
      <text:p text:style-name="P17">Suites:</text:p>
      <text:p text:style-name="P22">MS Office (Word, Access, Excel), OpenOffice (Writer, Calc, Draw, Impress), Developer/2000 (FormBuilder), Rational Rose</text:p>
      <text:p text:style-name="P17">Ontwikkel methoden:</text:p>
      <text:p text:style-name="P22">Waterval, Iteratief, Evolutionair</text:p>
      <text:p text:style-name="P17">Design technieken:</text:p>
      <text:p text:style-name="P22">UML, Rational Rose, SDL, ERD, FCO-IM, DFD, STD, SDM-TIS</text:p>
      <text:p text:style-name="P17">Beheer:</text:p>
      <text:p text:style-name="P22">ITIL, Novell NetWare, Windows NT4, GNU/Linux <text:span text:style-name="T4">(Debian, Ubuntu, RedHat)</text:span>, Apache, Apache SSL, MySQL, Exim, Sendmail, ProFTPd, CVS, PHP <text:span text:style-name="T4">(v3 + v4 + v5), </text:span><text:span text:style-name="T5">PostgreSQL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3" svg:font-family="'Times New Roman'" style:font-pitch="variable"/>
    <style:font-face style:name="Times New Roman1" svg:font-family="'Times New Roman'" style:font-adornments="Standaard" style:font-pitch="variable"/>
    <style:font-face style:name="Times New Roman2" svg:font-family="'Times New Roman'" style:font-adornments="Vet" style:font-pitch="variable"/>
    <style:font-face style:name="Trebuchet MS" svg:font-family="'Trebuchet MS'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Times New Roman1"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2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 fo:background-color="#e6e6e6" fo:padding="0.0799in" fo:border="0.0008in solid #000000">
        <style:tab-stops/>
        <style:background-image/>
      </style:paragraph-properties>
      <style:text-properties style:font-name="Times New Roman2" fo:font-size="120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2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style:font-name="Trebuchet MS" fo:font-size="24pt" fo:font-style="normal" fo:font-weight="bold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4-06-06T17:22:13</meta:creation-date>
    <dc:creator>Ferry Boender</dc:creator>
    <dc:date>2008-03-22T12:18:00</dc:date>
    <meta:editing-cycles>15</meta:editing-cycles>
    <meta:editing-duration>P2DT22H32M39S</meta:editing-duration>
    <meta:user-defined meta:name="Info 1"/>
    <meta:user-defined meta:name="Info 2"/>
    <meta:user-defined meta:name="Info 3"/>
    <meta:user-defined meta:name="Info 4"/>
    <meta:document-statistic meta:table-count="16" meta:image-count="0" meta:object-count="0" meta:page-count="6" meta:paragraph-count="199" meta:word-count="814" meta:character-count="6239"/>
  </office:meta>
</office:document-meta>
</file>